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roman" style:font-pitch="variable"/>
    <style:font-face style:name="Noto Sans" svg:font-family="'Noto Sans'" style:font-pitch="variable"/>
    <style:font-face style:name="Noto Sans CJK SC" svg:font-family="'Noto Sans CJK SC'" style:font-pitch="variable"/>
    <style:font-face style:name="Noto Sans1" svg:font-family="'Noto Sans'" style:font-family-generic="roman" style:font-pitch="variable"/>
    <style:font-face style:name="Noto Serif CJK SC" svg:font-family="'Noto Serif CJK SC'" style:font-pitch="variable"/>
    <style:font-face style:name="Quattrocento" svg:font-family="Quattrocento" style:font-family-generic="roman" style:font-pitch="variable"/>
  </office:font-face-decls>
  <office:automatic-styles>
    <style:style style:name="P1" style:family="paragraph" style:parent-style-name="Default_20_Drawing_20_Style" style:master-page-name="Standard">
      <style:paragraph-properties fo:margin-left="0in" fo:margin-right="0in" style:line-height-at-least="0.139in" fo:text-align="center" style:justify-single-word="false" fo:text-indent="0in" style:auto-text-indent="false" style:page-number="auto" style:writing-mode="lr-tb">
        <style:tab-stops>
          <style:tab-stop style:position="0in"/>
        </style:tab-stops>
      </style:paragraph-properties>
      <style:text-properties fo:color="#000000" loext:opacity="100%" style:font-name="Liberation Serif" fo:font-size="12pt" fo:font-weight="normal" style:font-size-asian="12pt" style:font-weight-asian="normal" style:font-size-complex="12pt"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Liberation Serif" fo:font-style="italic" style:font-style-asian="italic" style:font-style-complex="italic"/>
    </style:style>
    <style:style style:name="T1" style:family="text">
      <style:text-properties style:text-position="super 58%"/>
    </style:style>
    <style:style style:name="T2" style:family="text">
      <style:text-properties style:text-position="super 58%" fo:letter-spacing="normal"/>
    </style:style>
    <style:style style:name="T3" style:family="text">
      <style:text-properties fo:font-style="italic" style:font-style-asian="italic" style:font-style-complex="italic"/>
    </style:style>
    <style:style style:name="T4" style:family="text">
      <style:text-properties style:text-position="sub 58%"/>
    </style:style>
    <style:style style:name="T5" style:family="text">
      <style:text-properties fo:color="#ffffff" loext:opacity="100%" style:font-name="Quattrocento" fo:font-size="80pt" fo:letter-spacing="normal" fo:font-weight="bold" style:font-size-asian="80pt" style:font-weight-asian="bold"/>
    </style:style>
    <style:style style:name="T6" style:family="text">
      <style:text-properties fo:color="#ffffff" loext:opacity="100%" style:font-name="Quattrocento" fo:letter-spacing="normal" fo:font-weight="bold" style:font-weight-asian="bold"/>
    </style:style>
    <style:style style:name="T7" style:family="text">
      <style:text-properties fo:color="#ffffff" loext:opacity="100%" style:text-position="33% 100%" style:font-name="Quattrocento" fo:font-size="80pt" fo:letter-spacing="normal" fo:font-weight="bold" style:font-size-asian="80pt" style:font-weight-asian="bold"/>
    </style:style>
    <style:style style:name="T8" style:family="text">
      <style:text-properties fo:color="#ffffff" loext:opacity="100%" style:text-position="33% 100%" style:font-name="Quattrocento" fo:letter-spacing="normal" fo:font-weight="bold" style:font-weight-asian="bold"/>
    </style:style>
    <style:style style:name="T9" style:family="text">
      <style:text-properties fo:color="#dc0000" loext:opacity="100%" style:font-name="Quattrocento" fo:font-size="80pt" fo:letter-spacing="normal" fo:font-weight="bold" style:font-size-asian="80pt" style:font-weight-asian="bold"/>
    </style:style>
    <style:style style:name="T10" style:family="text">
      <style:text-properties fo:color="#dc0000" loext:opacity="100%" style:font-name="Quattrocento" fo:letter-spacing="normal" fo:font-weight="bold" style:font-weight-asian="bold"/>
    </style:style>
    <style:style style:name="T11" style:family="text">
      <style:text-properties fo:color="#c9211e" loext:opacity="100%" style:font-name="Quattrocento" fo:letter-spacing="normal" fo:font-weight="bold" style:font-weight-asian="bold"/>
    </style:style>
    <style:style style:name="T12" style:family="text">
      <style:text-properties fo:color="#c9211e" loext:opacity="100%" style:font-name="Quattrocento" fo:letter-spacing="normal" fo:font-weight="bold" style:font-weight-asian="bold"/>
    </style:style>
    <style:style style:name="T13" style:family="text">
      <style:text-properties fo:color="#c9211e" loext:opacity="100%" style:text-position="33% 100%" style:font-name="Quattrocento" fo:letter-spacing="normal" fo:font-weight="bold" style:font-weight-asian="bold"/>
    </style:style>
    <style:style style:name="T14" style:family="text">
      <style:text-properties style:font-name="Quattrocento" fo:letter-spacing="normal" fo:font-weight="bold" style:font-weight-asian="bold"/>
    </style:style>
    <style:style style:name="T15" style:family="text">
      <style:text-properties style:font-name="Quattrocento" fo:letter-spacing="normal" fo:font-weight="bold" style:font-weight-asian="bold"/>
    </style:style>
    <style:style style:name="T16" style:family="text">
      <style:text-properties style:font-name="Quattrocento" fo:letter-spacing="normal"/>
    </style:style>
    <style:style style:name="T17" style:family="text">
      <style:text-properties style:font-name="Quattrocento" fo:letter-spacing="normal"/>
    </style:style>
    <style:style style:name="T18" style:family="text">
      <style:text-properties style:text-position="33% 100%" style:font-name="Quattrocento" fo:letter-spacing="normal" fo:font-weight="bold" style:font-weight-asian="bold"/>
    </style:style>
    <style:style style:name="T19" style:family="text">
      <style:text-properties style:text-position="33% 100%" style:font-name="Quattrocento" fo:letter-spacing="normal"/>
    </style:style>
    <style:style style:name="T20" style:family="text">
      <style:text-properties style:text-position="33% 100%" fo:letter-spacing="normal"/>
    </style:style>
    <style:style style:name="T21" style:family="text">
      <style:text-properties fo:letter-spacing="normal"/>
    </style:style>
    <style:style style:name="T22" style:family="text">
      <style:text-properties fo:letter-spacing="normal"/>
    </style:style>
    <style:style style:name="T23" style:family="text">
      <style:text-properties style:text-position="0% 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Study the Neutron Shell Structure of </text:span><text:span text:style-name="T2">68</text:span><text:span text:style-name="T21">Ni via Missing Mass Spectroscopy</text:span></text:p>
      <text:p text:style-name="P2"/>
      <text:p text:style-name="P2">The structure of atomic nuclei can be described using the single-particle picture, especially for nuclei with magic numbers such as 8, 20, 28, 50, 82, and 126. In these nuclei, there are significant energy gaps between occupied and valence orbitals. However, in reality, the atomic nucleus is a correlated system where nucleons occupy valence orbits, leading to a diffuse Fermi surface. The N=40 shell gap in <text:span text:style-name="T1">68</text:span>Ni, which is part of the HO-like magic numbers 8 and 20 was studied in terms of this diffuseness which is important for characterizing magicity. The occupancy of <text:span text:style-name="T3">fpg</text:span> neutron orbitals in Stable Ni isotopes (from <text:span text:style-name="T1">58</text:span>Ni to <text:span text:style-name="T1">64</text:span>Ni) was investigated and partial filling of g<text:span text:style-name="T4">9/2</text:span> orbitals starts below N=40 [1]. The shell evolution which is the disappearance of conventional magic numbers, and the appearance of new ones have been observed in the nuclei far from stability. One example of this phenomenon is <text:span text:style-name="T1">78</text:span>Ni which has conventional magic numbers of Z=28 and N=50.</text:p>
      <text:p text:style-name="P2"/>
      <text:p text:style-name="P2">Recently, measurements of <text:span text:style-name="T1">78</text:span>Ni have shown that the N=50 magic number state is preserved, but there is evidence of a nearby prolate shape [2]. The energy levels provide information about magicity, but the amplitude of the N=50 shell gap and its evolution by adding neutrons from <text:span text:style-name="T1">68</text:span>Ni are still unknown. <text:s/>To determine the evolution of the N=50 gap between the d<text:span text:style-name="T4">5/2 </text:span>and g<text:span text:style-name="T4">9/2</text:span> neutron orbitals, we need to start by determining it in <text:span text:style-name="T1">68</text:span>Ni at N=40. This can be estimated from the excitation energy of the 5/2<text:span text:style-name="T1">+</text:span> states in <text:span text:style-name="T1">69</text:span>Ni, obtained by adding a single neutron to the d<text:span text:style-name="T4">5/2</text:span> orbital of <text:span text:style-name="T1">68</text:span>Ni through the (d, p) reaction. Spectroscopic factors can be used to determine the centroid of the 5/2<text:span text:style-name="T1">+</text:span> states. The hole contribution can be derived from the neutron removal reaction <text:span text:style-name="T1">68</text:span>Ni(p, d)<text:span text:style-name="T1">67</text:span>Ni. The N=50 gap can then be derived from the difference between the centroids of the d<text:span text:style-name="T4">5/2</text:span> and g<text:span text:style-name="T4">9/2</text:span> orbitals. By applying neutron-neutron matrix elements derived in this region, we can infer the size of the N=50 gap in <text:span text:style-name="T1">78</text:span>Ni and compare it with calculations for <text:span text:style-name="T1">78</text:span>Ni [3].</text:p>
      <text:p text:style-name="P2">In this study, in addition to determining the N=50 shell gap, it is also interesting to study the spin-orbit splitting of the <text:span text:style-name="T3">2p</text:span>, <text:span text:style-name="T3">1f</text:span> (hole), and <text:span text:style-name="T3">1g</text:span> (particle) orbitals in <text:span text:style-name="T1">68</text:span>Ni. By performing the neutron removal reaction from <text:span text:style-name="T1">68</text:span>Ni, we can obtain spectroscopic information about the 2p hole states in <text:span text:style-name="T1">68</text:span>Ni. Also, we can deduce information about the location of the g<text:span text:style-name="T4">7/2</text:span> particle strength in <text:span text:style-name="T1">69</text:span>Ni and f<text:span text:style-name="T4">7/2</text:span> hole strength in <text:span text:style-name="T1">67</text:span>Ni from the neutron adding and removal reactions, respectively. The neutron spin-orbit splitting between g<text:span text:style-name="T4">7/2</text:span> and g<text:span text:style-name="T4">9/2</text:span> and between f<text:span text:style-name="T4">5/2</text:span> and f<text:span text:style-name="T4">7/2</text:span> is expected to be around 9 MeV and 7 MeV, respectively, but the strength is likely to be fragmented, especially for the g<text:span text:style-name="T4">7/2</text:span> orbital.</text:p>
      <text:p text:style-name="P2">To summarize, In this study, we present the preliminary results of neutron adding and neutron removal reactions from the <text:span text:style-name="T1">68</text:span>Ni nucleus to study the neutron Fermi surface at N =40, the g<text:span text:style-name="T4">9/2</text:span> − d<text:span text:style-name="T4">5/2</text:span> spacing at N =40, the <text:span text:style-name="T3">2p</text:span> SO splitting, as well as the <text:span text:style-name="T3">1g </text:span>and 1<text:span text:style-name="T3">f</text:span> SO splittings.</text:p>
      <text:p text:style-name="P2"/>
      <text:p text:style-name="P2">References:</text:p>
      <text:p text:style-name="P3">[1] J.P. Schiffer et al., Phys. Rev. Lett. 108, 022501 (2012).</text:p>
      <text:p text:style-name="P3">[2]R. Taniuchi et al., Nature 569, 53–58 (2019).</text:p>
      <text:p text:style-name="P3">[3]O. Sorlin and M.G. Porquet, Phys. Scr. T152, 014003 (20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roman" style:font-pitch="variable"/>
    <style:font-face style:name="Noto Sans" svg:font-family="'Noto Sans'" style:font-pitch="variable"/>
    <style:font-face style:name="Noto Sans CJK SC" svg:font-family="'Noto Sans CJK SC'" style:font-pitch="variable"/>
    <style:font-face style:name="Noto Sans1" svg:font-family="'Noto Sans'" style:font-family-generic="roman" style:font-pitch="variable"/>
    <style:font-face style:name="Noto Serif CJK SC" svg:font-family="'Noto Serif CJK SC'" style:font-pitch="variable"/>
    <style:font-face style:name="Quattrocento" svg:font-family="Quattrocent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Normal" style:family="paragraph">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Heading" style:family="paragraph" style:parent-style-name="Standard"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text-properties style:font-name-complex="Lohit Devanagari" style:font-family-complex="'Lohit Devanagari'" style:font-pitch-complex="variable"/>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pitch-asian="variable" style:font-size-asian="18pt" style:font-style-asian="normal" style:font-weight-asian="normal" style:font-name-complex="Noto Sans" style:font-family-complex="'Noto Sans'"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1"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1" fo:font-family="'Noto Sans'" style:font-family-generic="roman" style:font-pitch="variable" fo:font-size="43.5pt" style:font-size-asian="43.5pt"/>
    </style:style>
    <style:style style:name="Heading_20_A4" style:display-name="Heading A4" style:family="paragraph" style:parent-style-name="A4">
      <style:text-properties style:font-name="Noto Sans1" fo:font-family="'Noto Sans'" style:font-family-generic="roman" style:font-pitch="variable" fo:font-size="24pt" style:font-size-asian="24pt"/>
    </style:style>
    <style:style style:name="Text_20_A4" style:display-name="Text A4" style:family="paragraph" style:parent-style-name="A4">
      <style:text-properties style:font-name="Noto Sans1" fo:font-family="'Noto Sans'" style:font-family-generic="roman" style:font-pitch="variable" fo:font-size="18pt" style:font-size-asian="18pt"/>
    </style:style>
    <style:style style:name="A0" style:family="paragraph" style:parent-style-name="Text">
      <style:text-properties style:font-name="Noto Sans1" fo:font-family="'Noto Sans'" style:font-family-generic="roman" style:font-pitch="variable" fo:font-size="47.5pt" style:font-size-asian="47.5pt"/>
    </style:style>
    <style:style style:name="Title_20_A0" style:display-name="Title A0" style:family="paragraph" style:parent-style-name="A0">
      <style:text-properties style:font-name="Noto Sans1" fo:font-family="'Noto Sans'" style:font-family-generic="roman" style:font-pitch="variable" fo:font-size="95.5pt" style:font-size-asian="95.5pt"/>
    </style:style>
    <style:style style:name="Heading_20_A0" style:display-name="Heading A0" style:family="paragraph" style:parent-style-name="A0">
      <style:text-properties style:font-name="Noto Sans1" fo:font-family="'Noto Sans'" style:font-family-generic="roman" style:font-pitch="variable" fo:font-size="71.5pt" style:font-size-asian="71.5pt"/>
    </style:style>
    <style:style style:name="Text_20_A0" style:display-name="Text A0" style:family="paragraph" style:parent-style-name="A0">
      <style:text-properties style:font-name="Noto Sans1"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pitch-asian="variable" style:font-size-asian="18pt" style:font-name-complex="Noto Sans" style:font-family-complex="'Noto Sans'"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7e_LT_7e_Gliederung_20_1" style:display-name="Blank~LT~Gliederung 1" style:family="paragraph">
      <style:paragraph-properties fo:margin-top="0.189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80pt" fo:letter-spacing="normal" fo:font-style="normal" fo:text-shadow="none" style:text-underline-style="none" fo:font-weight="normal" style:letter-kerning="true" style:font-name-asian="DejaVu Sans" style:font-family-asian="'DejaVu Sans'" style:font-pitch-asian="variable" style:font-size-asian="80pt" style:font-style-asian="normal" style:font-weight-asian="normal" style:font-name-complex="Noto Sans" style:font-family-complex="'Noto Sans'"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150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60.5pt" fo:letter-spacing="normal" fo:font-style="normal" fo:text-shadow="none" style:text-underline-style="none" fo:font-weight="normal" style:letter-kerning="true" style:font-size-asian="60.5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113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48.5pt" fo:letter-spacing="normal" fo:font-style="normal" fo:text-shadow="none" style:text-underline-style="none" fo:font-weight="normal" style:letter-kerning="true" style:font-size-asian="48.5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0752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48.5pt" fo:letter-spacing="normal" fo:font-style="normal" fo:text-shadow="none" style:text-underline-style="none" fo:font-weight="normal" style:letter-kerning="true" style:font-size-asian="48.5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Noto Sans" style:font-family-complex="'Noto Sans'"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Noto Sans" style:font-family-complex="'Noto Sans'" style:font-pitch-complex="variable" style:font-size-complex="12pt" style:text-emphasize="none"/>
    </style:style>
    <style:style style:name="Blank_7e_LT_7e_Notizen" style:display-name="Blank~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Noto Sans" style:font-family-complex="'Noto Sans'" style:font-pitch-complex="variable" style:font-size-complex="12pt" style:text-emphasize="none"/>
    </style:style>
    <style:style style:name="Blank_7e_LT_7e_Hintergrundobjekte" style:display-name="Blank~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Noto Sans" style:font-family-complex="'Noto Sans'" style:font-pitch-complex="variable" style:font-size-complex="12pt"/>
    </style:style>
    <style:style style:name="Blank_7e_LT_7e_Hintergrund" style:display-name="Blank~LT~Hintergrund" style:family="paragraph">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Noto Sans" style:font-family-complex="'Noto Sans'"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pitch-asian="variable" style:font-size-asian="18pt" style:font-name-complex="Noto Sans" style:font-family-complex="'Noto Sans'"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Noto Sans" style:font-family-complex="'Noto Sans'"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Noto Sans" style:font-family-complex="'Noto Sans'"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Noto Sans" style:font-family-complex="'Noto Sans'" style:font-pitch-complex="variable" style:font-size-complex="12pt" style:text-emphasize="none"/>
    </style:style>
    <style:style style:name="Outline_20_1" style:display-name="Outline 1" style:family="paragraph">
      <style:paragraph-properties fo:margin-top="0.189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80pt" fo:letter-spacing="normal" fo:font-style="normal" fo:text-shadow="none" style:text-underline-style="none" fo:font-weight="normal" style:letter-kerning="true" style:font-name-asian="DejaVu Sans" style:font-family-asian="'DejaVu Sans'" style:font-pitch-asian="variable" style:font-size-asian="80pt" style:font-style-asian="normal" style:font-weight-asian="normal" style:font-name-complex="Noto Sans" style:font-family-complex="'Noto Sans'" style:font-pitch-complex="variable" style:font-size-complex="12pt" style:text-emphasize="none"/>
    </style:style>
    <style:style style:name="Outline_20_2" style:display-name="Outline 2" style:family="paragraph" style:parent-style-name="Outline_20_1">
      <style:paragraph-properties fo:margin-top="0.150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60.5pt" fo:letter-spacing="normal" fo:font-style="normal" fo:text-shadow="none" style:text-underline-style="none" fo:font-weight="normal" style:letter-kerning="true" style:font-size-asian="60.5pt" style:font-style-asian="normal" style:font-weight-asian="normal" style:text-emphasize="none"/>
    </style:style>
    <style:style style:name="Outline_20_3" style:display-name="Outline 3" style:family="paragraph" style:parent-style-name="Outline_20_2">
      <style:paragraph-properties fo:margin-top="0.113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48.5pt" fo:letter-spacing="normal" fo:font-style="normal" fo:text-shadow="none" style:text-underline-style="none" fo:font-weight="normal" style:letter-kerning="true" style:font-size-asian="48.5pt" style:font-style-asian="normal" style:font-weight-asian="normal" style:text-emphasize="none"/>
    </style:style>
    <style:style style:name="Outline_20_4" style:display-name="Outline 4" style:family="paragraph" style:parent-style-name="Outline_20_3">
      <style:paragraph-properties fo:margin-top="0.0752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48.5pt" fo:letter-spacing="normal" fo:font-style="normal" fo:text-shadow="none" style:text-underline-style="none" fo:font-weight="normal" style:letter-kerning="true" style:font-size-asian="48.5pt" style:font-style-asian="normal" style:font-weight-asian="normal" style:text-emphasize="none"/>
    </style:style>
    <style:style style:name="Outline_20_5" style:display-name="Outline 5" style:family="paragraph" style:parent-style-name="Outline_20_4">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74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loext:num-list-format="%1%" style:num-format="">
        <style:list-level-properties/>
      </text:list-level-style-number>
      <text:list-level-style-number text:level="2" text:style-name="List1Level1" loext:num-list-format="%2%" style:num-format="">
        <style:list-level-properties/>
      </text:list-level-style-number>
      <text:list-level-style-number text:level="3" text:style-name="List1Level2" loext:num-list-format="%3%" style:num-format="">
        <style:list-level-properties/>
      </text:list-level-style-number>
      <text:list-level-style-number text:level="4" text:style-name="List1Level3" loext:num-list-format="%4%" style:num-format="">
        <style:list-level-properties/>
      </text:list-level-style-number>
      <text:list-level-style-number text:level="5" text:style-name="List1Level4" loext:num-list-format="%5%" style:num-format="">
        <style:list-level-properties/>
      </text:list-level-style-number>
      <text:list-level-style-number text:level="6" text:style-name="List1Level5" loext:num-list-format="%6%" style:num-format="">
        <style:list-level-properties/>
      </text:list-level-style-number>
      <text:list-level-style-number text:level="7" text:style-name="List1Level6" loext:num-list-format="%7%" style:num-format="">
        <style:list-level-properties/>
      </text:list-level-style-number>
      <text:list-level-style-number text:level="8" text:style-name="List1Level7" loext:num-list-format="%8%" style:num-format="">
        <style:list-level-properties/>
      </text:list-level-style-number>
      <text:list-level-style-number text:level="9" text:style-name="List1Level8"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
    <meta:creation-date>2023-09-19T09:53:39</meta:creation-date>
    <dc:date>2023-09-19T11:19:41.200347936</dc:date>
    <meta:editing-cycles>3</meta:editing-cycles>
    <meta:editing-duration>PT43M11S</meta:editing-duration>
    <meta:document-statistic meta:table-count="0" meta:image-count="0" meta:object-count="0" meta:page-count="1" meta:paragraph-count="9" meta:word-count="549" meta:character-count="3240" meta:non-whitespace-character-count="2700"/>
  </office:meta>
</office:document-meta>
</file>